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0484194168031349" text:style-name="Outline">
        <text:list-item>
          <text:p text:style-name="P1">Explication du sélecteur CSS :root</text:p>
        </text:list-item>
      </text:list>
      <text:p text:style-name="Standard">En CSS, le sélecteur spécial ":root" est utilisé pour cibler l’élément racine du document HTML, c’est-à-dire la balise &lt;html&gt;. C’est une pseudo-classe qui permet d’appliquer des styles ou de définir des variables accessibles partout dans la page.</text:p>
      <text:list xml:id="list33830389" text:continue-numbering="true" text:style-name="Outline">
        <text:list-item>
          <text:list>
            <text:list-item>
              <text:h text:style-name="Heading_20_2" text:outline-level="2">1. Qu’est-ce que :root ?</text:h>
            </text:list-item>
          </text:list>
        </text:list-item>
      </text:list>
      <text:p text:style-name="Standard">Le sélecteur :root représente l’élément racine du document HTML. Autrement dit, il correspond directement à la balise &lt;html&gt;. Contrairement à body ou d’autres balises, :root est un sélecteur spécial fourni par CSS.</text:p>
      <text:list xml:id="list33845542" text:continue-numbering="true" text:style-name="Outline">
        <text:list-item>
          <text:list>
            <text:list-item>
              <text:h text:style-name="Heading_20_2" text:outline-level="2">2. Pourquoi l’utiliser ?</text:h>
            </text:list-item>
          </text:list>
        </text:list-item>
      </text:list>
      <text:p text:style-name="Standard">On utilise :root principalement pour définir des variables CSS (aussi appelées propriétés personnalisées). Ces variables permettent de rendre le code plus clair, plus réutilisable et plus facile à modifier.</text:p>
      <text:p text:style-name="Standard">Exemple :</text:p>
      <text:p text:style-name="Standard">:root {<text:line-break/> <text:s/>--couleur-principale: blue;<text:line-break/> <text:s/>--taille-texte: 18px;<text:line-break/>}<text:line-break/><text:line-break/>body {<text:line-break/> <text:s/>color: var(--couleur-principale);<text:line-break/> <text:s/>font-size: var(--taille-texte);<text:line-break/>}</text:p>
      <text:list xml:id="list33827795" text:continue-numbering="true" text:style-name="Outline">
        <text:list-item>
          <text:list>
            <text:list-item>
              <text:h text:style-name="Heading_20_2" text:outline-level="2">3. Différence avec body</text:h>
            </text:list-item>
          </text:list>
        </text:list-item>
      </text:list>
      <text:p text:style-name="Standard">Si l’on définit les variables dans body, elles ne sont disponibles qu’à l’intérieur de body. En revanche, quand on les définit dans :root, elles deviennent globales et utilisables partout dans la page.</text:p>
      <text:list xml:id="list33826627" text:continue-numbering="true" text:style-name="Outline">
        <text:list-item>
          <text:list>
            <text:list-item>
              <text:h text:style-name="Heading_20_2" text:outline-level="2">4. Une métaphore simple</text:h>
            </text:list-item>
          </text:list>
        </text:list-item>
      </text:list>
      <text:p text:style-name="Standard">On peut comparer :root à un sac à dos central. On y met des outils (les variables CSS), comme des stylos ou des cahiers. Ensuite, partout sur le site, on peut piocher dans ce sac pour utiliser ces outils sans avoir à les redéfinir à chaque fo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OpenOffice/4.1.15$Win32 OpenOffice.org_project/4115m2$Build-9813</meta:generator>
    <meta:document-statistic meta:table-count="0" meta:image-count="0" meta:object-count="0" meta:page-count="1" meta:paragraph-count="12" meta:word-count="220" meta:character-count="13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